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17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0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0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3">
          <table:table-cell/>
          <table:table-cell table:style-name="ce22" table:content-validation-name="val1" office:value-type="string" calcext:value-type="string">
            <text:p>Coinbase</text:p>
          </table:table-cell>
          <table:table-cell table:style-name="ce17" table:formula="of:=VLOOKUP([.B3];['Meta Data'.A5:.B7]; 2;0)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INTC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VOD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SAP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6503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VFIAX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VERX&quot;;Identifiers; [.$C$3];0)" office:value-type="string" office:string-value="" calcext:value-type="error">
            <text:p>Err:502</text:p>
          </table:table-cell>
          <table:table-cell table:style-name="ce6"/>
          <table:table-cell table:style-name="ce20" table:formula="of:=VLOOKUP(&quot;C060&quot;;Identifiers; [.$C$3];0)" office:value-type="string" office:string-value="" calcext:value-type="error">
            <text:p>Err:502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Err:502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Err:502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Err:502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" calcext:value-type="error">
            <text:p>Err:502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Err:502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" calcext:value-type="error">
            <text:p>Err:502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" calcext:value-type="error">
            <text:p>Err:50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" calcext:value-type="error">
            <text:p>Err:502</text:p>
          </table:table-cell>
          <table:table-cell table:style-name="ce8"/>
          <table:table-cell table:style-name="ce20" table:formula="of:=VLOOKUP(&quot;ZVZZT&quot;;Identifiers; [.$C$3];0)" office:value-type="string" office:string-value="" calcext:value-type="error">
            <text:p>Err:502</text:p>
          </table:table-cell>
          <table:table-cell table:style-name="ce8"/>
          <table:table-cell table:style-name="ce20" table:formula="of:=VLOOKUP(&quot;DAX&quot;;Identifiers; [.$C$3];0)" office:value-type="string" office:string-value="" calcext:value-type="error">
            <text:p>Err:502</text:p>
          </table:table-cell>
          <table:table-cell table:style-name="ce8"/>
          <table:table-cell table:style-name="ce20" table:formula="of:=VLOOKUP(&quot;INX&quot;;Identifiers; [.$C$3];0)" office:value-type="string" office:string-value="" calcext:value-type="error">
            <text:p>Err:502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" calcext:value-type="error">
            <text:p>Err:502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4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4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Coinbase.getRealtime(NO_NAME, 5) - urlopen: ('https://api.exchange.coinbase.com/products/NO_NAME/stats', 404)" calcext:value-type="string">
            <text:p>Coinbase.getRealtime(NO_NAME, 5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4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4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9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Coinbase.getRealtime(NO_NAME, 6) - urlopen: ('https://api.exchange.coinbase.com/products/NO_NAME/stats', 404)" calcext:value-type="string">
            <text:p>Coinbase.getRealtime(NO_NAME, 6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Coinbase.getRealtime(NO_NAME, 7) - urlopen: ('https://api.exchange.coinbase.com/products/NO_NAME/stats', 404)" calcext:value-type="string">
            <text:p>Coinbase.getRealtime(NO_NAME, 7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Coinbase.getRealtime(NO_NAME, 8) - urlopen: ('https://api.exchange.coinbase.com/products/NO_NAME/stats', 404)" calcext:value-type="string">
            <text:p>Coinbase.getRealtime(NO_NAME, 8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Coinbase.getRealtime(NO_NAME, 10) - urlopen: ('https://api.exchange.coinbase.com/products/NO_NAME/stats', 404)" calcext:value-type="string">
            <text:p>Coinbase.getRealtime(NO_NAME, 10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3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Coinbase.getRealtime(NO_NAME, 11) - urlopen: ('https://api.exchange.coinbase.com/products/NO_NAME/stats', 404)" calcext:value-type="string">
            <text:p>Coinbase.getRealtime(NO_NAME, 11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Coinbase.getRealtime(NO_NAME, 14) - urlopen: ('https://api.exchange.coinbase.com/products/NO_NAME/stats', 404)" calcext:value-type="string">
            <text:p>Coinbase.getRealtime(NO_NAME, 14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Coinbase.getRealtime(NO_NAME, 16) - urlopen: ('https://api.exchange.coinbase.com/products/NO_NAME/stats', 404)" calcext:value-type="string">
            <text:p>Coinbase.getRealtime(NO_NAME, 16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Coinbase.getRealtime(NO_NAME, 21) - urlopen: ('https://api.exchange.coinbase.com/products/NO_NAME/stats', 404)" calcext:value-type="string">
            <text:p>Coinbase.getRealtime(NO_NAME, 21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7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Coinbase.getRealtime(NO_NAME, 22) - urlopen: ('https://api.exchange.coinbase.com/products/NO_NAME/stats', 404)" calcext:value-type="string">
            <text:p>Coinbase.getRealtime(NO_NAME, 22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Coinbase.getRealtime(NO_NAME, 24) - urlopen: ('https://api.exchange.coinbase.com/products/NO_NAME/stats', 404)" calcext:value-type="string">
            <text:p>Coinbase.getRealtime(NO_NAME, 24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5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59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9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Coinbase.getRealtime(NO_NAME, 25) - urlopen: ('https://api.exchange.coinbase.com/products/NO_NAME/stats', 404)" calcext:value-type="string">
            <text:p>Coinbase.getRealtime(NO_NAME, 25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0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Coinbase.getRealtime(NO_NAME, 26) - urlopen: ('https://api.exchange.coinbase.com/products/NO_NAME/stats', 404)" calcext:value-type="string">
            <text:p>Coinbase.getRealtime(NO_NAME, 26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1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1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Coinbase.getRealtime(NO_NAME, 27) - urlopen: ('https://api.exchange.coinbase.com/products/NO_NAME/stats', 404)" calcext:value-type="string">
            <text:p>Coinbase.getRealtime(NO_NAME, 27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2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Coinbase.getRealtime(NO_NAME, 30) - urlopen: ('https://api.exchange.coinbase.com/products/NO_NAME/stats', 404)" calcext:value-type="string">
            <text:p>Coinbase.getRealtime(NO_NAME, 30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3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3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Coinbase.getRealtime(NO_NAME, 31) - urlopen: ('https://api.exchange.coinbase.com/products/NO_NAME/stats', 404)" calcext:value-type="string">
            <text:p>Coinbase.getRealtime(NO_NAME, 31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Coinbase.getRealtime(NO_NAME, 35) - urlopen: ('https://api.exchange.coinbase.com/products/NO_NAME/stats', 404)" calcext:value-type="string">
            <text:p>Coinbase.getRealtime(NO_NAME, 35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Coinbase.getRealtime(NO_NAME, 39) - urlopen: ('https://api.exchange.coinbase.com/products/NO_NAME/stats', 404)" calcext:value-type="string">
            <text:p>Coinbase.getRealtime(NO_NAME, 39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Coinbase.getRealtime(NO_NAME, 67) - urlopen: ('https://api.exchange.coinbase.com/products/NO_NAME/stats', 404)" calcext:value-type="string">
            <text:p>Coinbase.getRealtime(NO_NAME, 67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7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Coinbase.getRealtime(NO_NAME, 68) - urlopen: ('https://api.exchange.coinbase.com/products/NO_NAME/stats', 404)" calcext:value-type="string">
            <text:p>Coinbase.getRealtime(NO_NAME, 68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6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6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8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Coinbase.getRealtime(NO_NAME, 69) - urlopen: ('https://api.exchange.coinbase.com/products/NO_NAME/stats', 404)" calcext:value-type="string">
            <text:p>Coinbase.getRealtime(NO_NAME, 69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G$45]=0;&quot;&quot;;COM.FINANCIALS.GETINFO.PYTHON.FINANCIALSIMPL.GETREALTIME([.G$45];[.$C69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I$45]=0;&quot;&quot;;COM.FINANCIALS.GETINFO.PYTHON.FINANCIALSIMPL.GETREALTIME([.I$45];[.$C69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69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Coinbase.getRealtime(NO_NAME, 70) - urlopen: ('https://api.exchange.coinbase.com/products/NO_NAME/stats', 404)" calcext:value-type="string">
            <text:p>Coinbase.getRealtime(NO_NAME, 70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G$45]=0;&quot;&quot;;COM.FINANCIALS.GETINFO.PYTHON.FINANCIALSIMPL.GETREALTIME([.G$45];[.$C7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I$45]=0;&quot;&quot;;COM.FINANCIALS.GETINFO.PYTHON.FINANCIALSIMPL.GETREALTIME([.I$45];[.$C70];[.$B$3]))" office:value-type="string" office:string-value="" calcext:value-type="error">
            <text:p>Err:502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string" office:string-value="" calcext:value-type="error">
            <text:p>Err:502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5]=0;&quot;&quot;;COM.FINANCIALS.GETINFO.PYTHON.FINANCIALSIMPL.GETREALTIME([.O$45];[.$C70];[.$B$3]))" office:value-type="string" office:string-value="" calcext:value-type="error">
            <text:p>Err:502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Coinbase.getRealtime(NO_NAME, 71) - urlopen: ('https://api.exchange.coinbase.com/products/NO_NAME/stats', 404)" calcext:value-type="string">
            <text:p>Coinbase.getRealtime(NO_NAME, 71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G$45]=0;&quot;&quot;;COM.FINANCIALS.GETINFO.PYTHON.FINANCIALSIMPL.GETREALTIME([.G$45];[.$C71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Coinbase.getRealtime(NO_NAME, 72) - urlopen: ('https://api.exchange.coinbase.com/products/NO_NAME/stats', 404)" calcext:value-type="string">
            <text:p>Coinbase.getRealtime(NO_NAME, 72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2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72];[.$B$3]))" office:value-type="string" office:string-value="" calcext:value-type="error">
            <text:p>Err:50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Coinbase.getRealtime(NO_NAME, 73) - urlopen: ('https://api.exchange.coinbase.com/products/NO_NAME/stats', 404)" calcext:value-type="string">
            <text:p>Coinbase.getRealtime(NO_NAME, 73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G$45]=0;&quot;&quot;;COM.FINANCIALS.GETINFO.PYTHON.FINANCIALSIMPL.GETREALTIME([.G$45];[.$C73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Err:502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Err:502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Coinbase.getRealtime(NO_NAME, 74) - urlopen: ('https://api.exchange.coinbase.com/products/NO_NAME/stats', 404)" calcext:value-type="string">
            <text:p>Coinbase.getRealtime(NO_NAME, 74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Coinbase.getRealtime(NO_NAME, 98) - urlopen: ('https://api.exchange.coinbase.com/products/NO_NAME/stats', 404)" calcext:value-type="string">
            <text:p>Coinbase.getRealtime(NO_NAME, 98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Coinbase.getRealtime(NO_NAME, 99) - urlopen: ('https://api.exchange.coinbase.com/products/NO_NAME/stats', 404)" calcext:value-type="string">
            <text:p>Coinbase.getRealtime(NO_NAME, 99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6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Coinbase.getRealtime(NO_NAME, 101) - urlopen: ('https://api.exchange.coinbase.com/products/NO_NAME/stats', 404)" calcext:value-type="string">
            <text:p>Coinbase.getRealtime(NO_NAME, 101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7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Coinbase.getRealtime(NO_NAME, 102) - urlopen: ('https://api.exchange.coinbase.com/products/NO_NAME/stats', 404)" calcext:value-type="string">
            <text:p>Coinbase.getRealtime(NO_NAME, 102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G$45]=0;&quot;&quot;;COM.FINANCIALS.GETINFO.PYTHON.FINANCIALSIMPL.GETREALTIME([.G$45];[.$C7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I$45]=0;&quot;&quot;;COM.FINANCIALS.GETINFO.PYTHON.FINANCIALSIMPL.GETREALTIME([.I$45];[.$C78];[.$B$3]))" office:value-type="string" office:string-value="" calcext:value-type="error">
            <text:p>Err:502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Coinbase.getRealtime(NO_NAME, 103) - urlopen: ('https://api.exchange.coinbase.com/products/NO_NAME/stats', 404)" calcext:value-type="string">
            <text:p>Coinbase.getRealtime(NO_NAME, 103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G$45]=0;&quot;&quot;;COM.FINANCIALS.GETINFO.PYTHON.FINANCIALSIMPL.GETREALTIME([.G$45];[.$C79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I$45]=0;&quot;&quot;;COM.FINANCIALS.GETINFO.PYTHON.FINANCIALSIMPL.GETREALTIME([.I$45];[.$C79];[.$B$3]))" office:value-type="string" office:string-value="" calcext:value-type="error">
            <text:p>Err:502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" calcext:value-type="error">
            <text:p>Err:502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" calcext:value-type="error">
            <text:p>Err:502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Coinbase.getRealtime(NO_NAME, 104) - urlopen: ('https://api.exchange.coinbase.com/products/NO_NAME/stats', 404)" calcext:value-type="string">
            <text:p>Coinbase.getRealtime(NO_NAME, 104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G$45]=0;&quot;&quot;;COM.FINANCIALS.GETINFO.PYTHON.FINANCIALSIMPL.GETREALTIME([.G$45];[.$C80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I$45]=0;&quot;&quot;;COM.FINANCIALS.GETINFO.PYTHON.FINANCIALSIMPL.GETREALTIME([.I$45];[.$C80];[.$B$3]))" office:value-type="string" office:string-value="" calcext:value-type="error">
            <text:p>Err:502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" calcext:value-type="error">
            <text:p>Err:50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Coinbase.getRealtime(NO_NAME, 105) - urlopen: ('https://api.exchange.coinbase.com/products/NO_NAME/stats', 404)" calcext:value-type="string">
            <text:p>Coinbase.getRealtime(NO_NAME, 105) - urlopen: ('https://api.exchange.coinbase.com/products/NO_NAME/stats', 404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30721C00145000&quot;;Identifiers; [.$C$3];0)" office:value-type="string" office:string-value="" calcext:value-type="error">
            <text:p>Err:502</text:p>
          </table:table-cell>
          <table:table-cell/>
          <table:table-cell table:style-name="ce20" table:formula="of:=VLOOKUP(&quot;BTC-EUR&quot;;Identifiers; [.$C$3];0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86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87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88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89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0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1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2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3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4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5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6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7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8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99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0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1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2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3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4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5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6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7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8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8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09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3]=0;&quot;&quot;;COM.FINANCIALS.GETINFO.PYTHON.FINANCIALSIMPL.GETREALTIME([.E$83];[.$B110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10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1];[.$B$3]))" office:value-type="string" office:string-value="" calcext:value-type="error">
            <text:p>Err:502</text:p>
          </table:table-cell>
          <table:table-cell/>
          <table:table-cell table:style-name="ce19" table:formula="of:=IF([.G$83]=0;&quot;&quot;;COM.FINANCIALS.GETINFO.PYTHON.FINANCIALSIMPL.GETREALTIME([.G$83];[.$B111];[.$B$3]))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69"/>
        <table:table-column table:style-name="co7" table:default-cell-style-name="ce69"/>
        <table:table-column table:style-name="co6" table:default-cell-style-name="ce69"/>
        <table:table-column table:style-name="co8" table:default-cell-style-name="ce69"/>
        <table:table-column table:style-name="co3" table:number-columns-repeated="60" table:default-cell-style-name="ce69"/>
        <table:table-row table:style-name="ro1">
          <table:table-cell table:number-columns-repeated="64"/>
        </table:table-row>
        <table:table-row table:style-name="ro1">
          <table:table-cell table:style-name="ce70" office:value-type="string" calcext:value-type="string">
            <text:p>Sources</text:p>
          </table:table-cell>
          <table:table-cell table:style-name="ce7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1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1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Default" table:number-columns-repeated="45"/>
          <table:table-cell table:style-name="ce73" table:number-columns-repeated="15"/>
        </table:table-row>
        <table:table-row table:style-name="ro1">
          <table:table-cell table:style-name="ce70" office:value-type="string" calcext:value-type="string">
            <text:p>Identifiers</text:p>
          </table:table-cell>
          <table:table-cell table:style-name="ce73" table:number-columns-repeated="48"/>
          <table:table-cell table:number-columns-repeated="15"/>
        </table:table-row>
        <table:table-row table:style-name="ro1">
          <table:table-cell table:number-columns-repeated="64"/>
        </table:table-row>
        <table:table-row table:style-name="ro1">
          <table:table-cell table:style-name="ce71" office:value-type="string" calcext:value-type="string">
            <text:p>Id</text:p>
          </table:table-cell>
          <table:table-cell table:style-name="ce71" office:value-type="string" calcext:value-type="string">
            <text:p>GOOGLE</text:p>
          </table:table-cell>
          <table:table-cell table:style-name="ce71" office:value-type="string" calcext:value-type="string">
            <text:p>YAHOO</text:p>
          </table:table-cell>
          <table:table-cell table:style-name="ce71" office:value-type="string" calcext:value-type="string">
            <text:p>FT</text:p>
          </table:table-cell>
          <table:table-cell table:style-name="ce71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EURGBP</text:p>
          </table:table-cell>
          <table:table-cell table:style-name="ce72"/>
          <table:table-cell table:style-name="ce72" office:value-type="string" calcext:value-type="string">
            <text:p>EURGBP=X</text:p>
          </table:table-cell>
          <table:table-cell table:style-name="ce72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SAP</text:p>
          </table:table-cell>
          <table:table-cell table:style-name="ce72" office:value-type="string" calcext:value-type="string">
            <text:p>ETR:SAP</text:p>
          </table:table-cell>
          <table:table-cell table:style-name="ce72" office:value-type="string" calcext:value-type="string">
            <text:p>SAP.DE</text:p>
          </table:table-cell>
          <table:table-cell table:style-name="ce72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C060</text:p>
          </table:table-cell>
          <table:table-cell table:style-name="ce72" office:value-type="string" calcext:value-type="string">
            <text:p>FRA:C060</text:p>
          </table:table-cell>
          <table:table-cell table:style-name="ce72" office:value-type="string" calcext:value-type="string">
            <text:p>C060.DE</text:p>
          </table:table-cell>
          <table:table-cell table:style-name="ce72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ERX</text:p>
          </table:table-cell>
          <table:table-cell table:style-name="ce72" office:value-type="string" calcext:value-type="string">
            <text:p>LON:VERX</text:p>
          </table:table-cell>
          <table:table-cell table:style-name="ce72" office:value-type="string" calcext:value-type="string">
            <text:p>VERX.L</text:p>
          </table:table-cell>
          <table:table-cell table:style-name="ce72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OD</text:p>
          </table:table-cell>
          <table:table-cell table:style-name="ce72" office:value-type="string" calcext:value-type="string">
            <text:p>LON:VOD</text:p>
          </table:table-cell>
          <table:table-cell table:style-name="ce72" office:value-type="string" calcext:value-type="string">
            <text:p>VOD.L</text:p>
          </table:table-cell>
          <table:table-cell table:style-name="ce72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VFIAX</text:p>
          </table:table-cell>
          <table:table-cell table:style-name="ce72" office:value-type="string" calcext:value-type="string">
            <text:p>MUTF:VFIAX</text:p>
          </table:table-cell>
          <table:table-cell table:number-columns-repeated="2" table:style-name="ce7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NASDAQ:INTC</text:p>
          </table:table-cell>
          <table:table-cell table:style-name="ce72" office:value-type="string" calcext:value-type="string">
            <text:p>INTC</text:p>
          </table:table-cell>
          <table:table-cell table:style-name="ce72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NYSE:IBM</text:p>
          </table:table-cell>
          <table:table-cell table:style-name="ce72" office:value-type="string" calcext:value-type="string">
            <text:p>IBM</text:p>
          </table:table-cell>
          <table:table-cell table:style-name="ce72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72" office:value-type="float" office:value="6503" calcext:value-type="float">
            <text:p>6503</text:p>
          </table:table-cell>
          <table:table-cell table:style-name="ce72" office:value-type="string" calcext:value-type="string">
            <text:p>TYO:6503</text:p>
          </table:table-cell>
          <table:table-cell table:style-name="ce72" office:value-type="string" calcext:value-type="string">
            <text:p>6503.T</text:p>
          </table:table-cell>
          <table:table-cell table:style-name="ce72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DELT</text:p>
          </table:table-cell>
          <table:table-cell table:style-name="ce72" office:value-type="string" calcext:value-type="string">
            <text:p>TLV:DELT</text:p>
          </table:table-cell>
          <table:table-cell table:style-name="ce72" office:value-type="string" calcext:value-type="string">
            <text:p>DELT.TA</text:p>
          </table:table-cell>
          <table:table-cell table:style-name="ce72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BM230721C00145000</text:p>
          </table:table-cell>
          <table:table-cell table:style-name="ce72"/>
          <table:table-cell table:style-name="ce72" office:value-type="string" calcext:value-type="string">
            <text:p>IBM230721C00145000</text:p>
          </table:table-cell>
          <table:table-cell table:style-name="ce72"/>
          <table:table-cell table:number-columns-repeated="60"/>
        </table:table-row>
        <table:table-row table:style-name="ro1">
          <table:table-cell table:style-name="ce72" office:value-type="string" calcext:value-type="string">
            <text:p>ZVZZT</text:p>
          </table:table-cell>
          <table:table-cell table:style-name="ce72"/>
          <table:table-cell table:style-name="ce72" office:value-type="string" calcext:value-type="string">
            <text:p>ZVZZT</text:p>
          </table:table-cell>
          <table:table-cell table:style-name="ce72"/>
          <table:table-cell table:number-columns-repeated="60"/>
        </table:table-row>
        <table:table-row table:style-name="ro1" table:number-rows-repeated="2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DAX</text:p>
          </table:table-cell>
          <table:table-cell table:style-name="ce72" office:value-type="string" calcext:value-type="string">
            <text:p>INDEXDB:DAX</text:p>
          </table:table-cell>
          <table:table-cell table:style-name="ce72" office:value-type="string" calcext:value-type="string">
            <text:p>^GDAXI</text:p>
          </table:table-cell>
          <table:table-cell table:style-name="ce72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72" office:value-type="string" calcext:value-type="string">
            <text:p>INX</text:p>
          </table:table-cell>
          <table:table-cell table:style-name="ce72" office:value-type="string" calcext:value-type="string">
            <text:p>INDEXSP:.INX</text:p>
          </table:table-cell>
          <table:table-cell table:style-name="ce72" office:value-type="string" calcext:value-type="string">
            <text:p>^GSPC</text:p>
          </table:table-cell>
          <table:table-cell table:style-name="ce72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2">
          <table:table-cell table:style-name="ce72" table:number-columns-repeated="4"/>
          <table:table-cell table:number-columns-repeated="60"/>
        </table:table-row>
        <table:table-row table:style-name="ro1">
          <table:table-cell table:style-name="ce72" office:value-type="string" calcext:value-type="string">
            <text:p>BTC</text:p>
          </table:table-cell>
          <table:table-cell table:style-name="ce72" table:number-columns-repeated="3"/>
          <table:table-cell office:value-type="string" calcext:value-type="string">
            <text:p>BTC-EUR</text:p>
          </table:table-cell>
          <table:table-cell table:number-columns-repeated="59"/>
        </table:table-row>
        <table:table-row table:style-name="ro1">
          <table:table-cell table:style-name="ce72" office:value-type="string" calcext:value-type="string">
            <text:p>ETH</text:p>
          </table:table-cell>
          <table:table-cell table:style-name="ce72" table:number-columns-repeated="3"/>
          <table:table-cell office:value-type="string" calcext:value-type="string">
            <text:p>ETH-EUR</text:p>
          </table:table-cell>
          <table:table-cell table:number-columns-repeated="59"/>
        </table:table-row>
        <table:table-row table:style-name="ro1" table:number-rows-repeated="11">
          <table:table-cell table:style-name="ce72" table:number-columns-repeated="4"/>
          <table:table-cell table:number-columns-repeated="60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3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3" table:number-columns-repeated="51" table:default-cell-style-name="ce97"/>
        <table:table-row table:style-name="ro1">
          <table:table-cell table:number-columns-repeated="4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1" office:value-type="string" calcext:value-type="string">
            <text:p>AAPL</text:p>
          </table:table-cell>
          <table:table-cell table:style-name="ce100"/>
          <table:table-cell table:style-name="ce111" office:value-type="string" calcext:value-type="string">
            <text:p>TQQQ</text:p>
          </table:table-cell>
          <table:table-cell table:style-name="ce100"/>
          <table:table-cell table:style-name="ce111" office:value-type="string" calcext:value-type="string">
            <text:p>VOD.L</text:p>
          </table:table-cell>
          <table:table-cell table:style-name="ce100"/>
          <table:table-cell table:style-name="ce111" office:value-type="string" calcext:value-type="string">
            <text:p>SAP.DE</text:p>
          </table:table-cell>
          <table:table-cell table:style-name="ce100"/>
          <table:table-cell table:style-name="ce11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Field</text:p>
          </table:table-cell>
          <table:table-cell table:style-name="ce10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0" table:formula="of:=COM.FINANCIALS.GETINFO.PYTHON.FINANCIALSIMPL.GETHISTORIC([.E$2];[.$C7];[.E$4];[.E$3])" office:value-type="float" office:value="42.630001" calcext:value-type="float">
            <text:p>42,630001</text:p>
          </table:table-cell>
          <table:table-cell/>
          <table:table-cell table:style-name="ce110" table:formula="of:=COM.FINANCIALS.GETINFO.PYTHON.FINANCIALSIMPL.GETHISTORIC([.G$2];[.$C7];[.G$4];[.G$3])" office:value-type="float" office:value="11.826667" calcext:value-type="float">
            <text:p>11,826667</text:p>
          </table:table-cell>
          <table:table-cell/>
          <table:table-cell table:style-name="ce110" table:formula="of:=COM.FINANCIALS.GETINFO.PYTHON.FINANCIALSIMPL.GETHISTORIC([.I$2];[.$C7];[.I$4];[.I$3])" office:value-type="float" office:value="234.699997" calcext:value-type="float">
            <text:p>234,699997</text:p>
          </table:table-cell>
          <table:table-cell/>
          <table:table-cell table:style-name="ce110" table:formula="of:=COM.FINANCIALS.GETINFO.PYTHON.FINANCIALSIMPL.GETHISTORIC([.K$2];[.$C7];[.K$4];[.K$3])" office:value-type="float" office:value="94.139999" calcext:value-type="float">
            <text:p>94,139999</text:p>
          </table:table-cell>
          <table:table-cell/>
          <table:table-cell table:style-name="ce110" table:formula="of:=COM.FINANCIALS.GETINFO.PYTHON.FINANCIALSIMPL.GETHISTORIC([.M$2];[.$C7];[.M$4];[.M$3])" office:value-type="float" office:value="12980.089844" calcext:value-type="float">
            <text:p>12980,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0" table:formula="of:=COM.FINANCIALS.GETINFO.PYTHON.FINANCIALSIMPL.GETHISTORIC([.E$2];[.$C8];[.E$4];[.E$3])" office:value-type="float" office:value="42.305" calcext:value-type="float">
            <text:p>42,305</text:p>
          </table:table-cell>
          <table:table-cell/>
          <table:table-cell table:style-name="ce110" table:formula="of:=COM.FINANCIALS.GETINFO.PYTHON.FINANCIALSIMPL.GETHISTORIC([.G$2];[.$C8];[.G$4];[.G$3])" office:value-type="float" office:value="11.551667" calcext:value-type="float">
            <text:p>11,551667</text:p>
          </table:table-cell>
          <table:table-cell/>
          <table:table-cell table:style-name="ce110" table:formula="of:=COM.FINANCIALS.GETINFO.PYTHON.FINANCIALSIMPL.GETHISTORIC([.I$2];[.$C8];[.I$4];[.I$3])" office:value-type="float" office:value="233.600006" calcext:value-type="float">
            <text:p>233,600006</text:p>
          </table:table-cell>
          <table:table-cell/>
          <table:table-cell table:style-name="ce110" table:formula="of:=COM.FINANCIALS.GETINFO.PYTHON.FINANCIALSIMPL.GETHISTORIC([.K$2];[.$C8];[.K$4];[.K$3])" office:value-type="float" office:value="93.139999" calcext:value-type="float">
            <text:p>93,139999</text:p>
          </table:table-cell>
          <table:table-cell/>
          <table:table-cell table:style-name="ce110" table:formula="of:=COM.FINANCIALS.GETINFO.PYTHON.FINANCIALSIMPL.GETHISTORIC([.M$2];[.$C8];[.M$4];[.M$3])" office:value-type="float" office:value="12911.730469" calcext:value-type="float">
            <text:p>12911,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0" table:formula="of:=COM.FINANCIALS.GETINFO.PYTHON.FINANCIALSIMPL.GETHISTORIC([.E$2];[.$C9];[.E$4];[.E$3])" office:value-type="float" office:value="42.647499" calcext:value-type="float">
            <text:p>42,647499</text:p>
          </table:table-cell>
          <table:table-cell/>
          <table:table-cell table:style-name="ce110" table:formula="of:=COM.FINANCIALS.GETINFO.PYTHON.FINANCIALSIMPL.GETHISTORIC([.G$2];[.$C9];[.G$4];[.G$3])" office:value-type="float" office:value="11.826667" calcext:value-type="float">
            <text:p>11,826667</text:p>
          </table:table-cell>
          <table:table-cell/>
          <table:table-cell table:style-name="ce110" table:formula="of:=COM.FINANCIALS.GETINFO.PYTHON.FINANCIALSIMPL.GETHISTORIC([.I$2];[.$C9];[.I$4];[.I$3])" office:value-type="float" office:value="235.75" calcext:value-type="float">
            <text:p>235,75</text:p>
          </table:table-cell>
          <table:table-cell/>
          <table:table-cell table:style-name="ce110" table:formula="of:=COM.FINANCIALS.GETINFO.PYTHON.FINANCIALSIMPL.GETHISTORIC([.K$2];[.$C9];[.K$4];[.K$3])" office:value-type="float" office:value="94.230003" calcext:value-type="float">
            <text:p>94,230003</text:p>
          </table:table-cell>
          <table:table-cell/>
          <table:table-cell table:style-name="ce110" table:formula="of:=COM.FINANCIALS.GETINFO.PYTHON.FINANCIALSIMPL.GETHISTORIC([.M$2];[.$C9];[.M$4];[.M$3])" office:value-type="float" office:value="12980.740234" calcext:value-type="float">
            <text:p>12980,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0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0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0" table:formula="of:=COM.FINANCIALS.GETINFO.PYTHON.FINANCIALSIMPL.GETHISTORIC([.E$2];[.$C11];[.E$4];[.E$3])" office:value-type="float" office:value="42.307499" calcext:value-type="float">
            <text:p>42,307499</text:p>
          </table:table-cell>
          <table:table-cell/>
          <table:table-cell table:style-name="ce110" table:formula="of:=COM.FINANCIALS.GETINFO.PYTHON.FINANCIALSIMPL.GETHISTORIC([.G$2];[.$C11];[.G$4];[.G$3])" office:value-type="float" office:value="11.56" calcext:value-type="float">
            <text:p>11,56</text:p>
          </table:table-cell>
          <table:table-cell/>
          <table:table-cell table:style-name="ce11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0" table:formula="of:=COM.FINANCIALS.GETINFO.PYTHON.FINANCIALSIMPL.GETHISTORIC([.K$2];[.$C11];[.K$4];[.K$3])" office:value-type="float" office:value="93.449997" calcext:value-type="float">
            <text:p>93,449997</text:p>
          </table:table-cell>
          <table:table-cell/>
          <table:table-cell table:style-name="ce110" table:formula="of:=COM.FINANCIALS.GETINFO.PYTHON.FINANCIALSIMPL.GETHISTORIC([.M$2];[.$C11];[.M$4];[.M$3])" office:value-type="float" office:value="12917.639648" calcext:value-type="float">
            <text:p>12917,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0" table:formula="of:=COM.FINANCIALS.GETINFO.PYTHON.FINANCIALSIMPL.GETHISTORIC([.E$2];[.$C12];[.E$4];[.E$3])" office:value-type="float" office:value="40.230194" calcext:value-type="float">
            <text:p>40,230194</text:p>
          </table:table-cell>
          <table:table-cell/>
          <table:table-cell table:style-name="ce110" table:formula="of:=COM.FINANCIALS.GETINFO.PYTHON.FINANCIALSIMPL.GETHISTORIC([.G$2];[.$C12];[.G$4];[.G$3])" office:value-type="float" office:value="11.536138" calcext:value-type="float">
            <text:p>11,536138</text:p>
          </table:table-cell>
          <table:table-cell/>
          <table:table-cell table:style-name="ce110" table:formula="of:=COM.FINANCIALS.GETINFO.PYTHON.FINANCIALSIMPL.GETHISTORIC([.I$2];[.$C12];[.I$4];[.I$3])" office:value-type="float" office:value="163.130142" calcext:value-type="float">
            <text:p>163,130142</text:p>
          </table:table-cell>
          <table:table-cell/>
          <table:table-cell table:style-name="ce110" table:formula="of:=COM.FINANCIALS.GETINFO.PYTHON.FINANCIALSIMPL.GETHISTORIC([.K$2];[.$C12];[.K$4];[.K$3])" office:value-type="float" office:value="86.324409" calcext:value-type="float">
            <text:p>86,324409</text:p>
          </table:table-cell>
          <table:table-cell/>
          <table:table-cell table:style-name="ce110" table:formula="of:=COM.FINANCIALS.GETINFO.PYTHON.FINANCIALSIMPL.GETHISTORIC([.M$2];[.$C12];[.M$4];[.M$3])" office:value-type="float" office:value="12917.639648" calcext:value-type="float">
            <text:p>12917,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2" table:formula="of:=  TEXT([.C14];&quot;ddd&quot;)" office:value-type="string" office:string-value="Mon" calcext:value-type="string">
            <text:p>Mon</text:p>
          </table:table-cell>
          <table:table-cell table:style-name="ce109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,3375</text:p>
          </table:table-cell>
          <table:table-cell/>
          <table:table-cell table:formula="of:=COM.FINANCIALS.GETINFO.PYTHON.FINANCIALSIMPL.GETHISTORIC([.G$2];90;[.$C14];[.G$3])" office:value-type="float" office:value="4.46875" calcext:value-type="float">
            <text:p>4,46875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,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,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5];&quot;ddd&quot;)" office:value-type="string" office:string-value="Mon" calcext:value-type="string">
            <text:p>Mon</text:p>
          </table:table-cell>
          <table:table-cell table:style-name="ce109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,1075</text:p>
          </table:table-cell>
          <table:table-cell/>
          <table:table-cell table:formula="of:=COM.FINANCIALS.GETINFO.PYTHON.FINANCIALSIMPL.GETHISTORIC([.G$2];90;[.$C15];[.G$3])" office:value-type="float" office:value="3.775" calcext:value-type="float">
            <text:p>3,775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,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,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,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6];&quot;ddd&quot;)" office:value-type="string" office:string-value="Tue" calcext:value-type="string">
            <text:p>Tue</text:p>
          </table:table-cell>
          <table:table-cell table:style-name="ce109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,1325</text:p>
          </table:table-cell>
          <table:table-cell/>
          <table:table-cell table:formula="of:=COM.FINANCIALS.GETINFO.PYTHON.FINANCIALSIMPL.GETHISTORIC([.G$2];90;[.$C16];[.G$3])" office:value-type="float" office:value="3.864583" calcext:value-type="float">
            <text:p>3,86458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,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,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,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7];&quot;ddd&quot;)" office:value-type="string" office:string-value="Fri" calcext:value-type="string">
            <text:p>Fri</text:p>
          </table:table-cell>
          <table:table-cell table:style-name="ce109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,497499</text:p>
          </table:table-cell>
          <table:table-cell/>
          <table:table-cell table:formula="of:=COM.FINANCIALS.GETINFO.PYTHON.FINANCIALSIMPL.GETHISTORIC([.G$2];90;[.$C17];[.G$3])" office:value-type="float" office:value="4.40875" calcext:value-type="float">
            <text:p>4,40875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,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,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,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8];&quot;ddd&quot;)" office:value-type="string" office:string-value="Tue" calcext:value-type="string">
            <text:p>Tue</text:p>
          </table:table-cell>
          <table:table-cell table:style-name="ce109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,795</text:p>
          </table:table-cell>
          <table:table-cell/>
          <table:table-cell table:formula="of:=COM.FINANCIALS.GETINFO.PYTHON.FINANCIALSIMPL.GETHISTORIC([.G$2];90;[.$C18];[.G$3])" office:value-type="float" office:value="3.855417" calcext:value-type="float">
            <text:p>3,855417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,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,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,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9];&quot;ddd&quot;)" office:value-type="string" office:string-value="Wed" calcext:value-type="string">
            <text:p>Wed</text:p>
          </table:table-cell>
          <table:table-cell table:style-name="ce109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,615</text:p>
          </table:table-cell>
          <table:table-cell/>
          <table:table-cell table:formula="of:=COM.FINANCIALS.GETINFO.PYTHON.FINANCIALSIMPL.GETHISTORIC([.G$2];90;[.$C19];[.G$3])" office:value-type="float" office:value="4.355833" calcext:value-type="float">
            <text:p>4,355833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,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,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,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0];&quot;ddd&quot;)" office:value-type="string" office:string-value="Fri" calcext:value-type="string">
            <text:p>Fri</text:p>
          </table:table-cell>
          <table:table-cell table:style-name="ce109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,9725</text:p>
          </table:table-cell>
          <table:table-cell/>
          <table:table-cell table:formula="of:=COM.FINANCIALS.GETINFO.PYTHON.FINANCIALSIMPL.GETHISTORIC([.G$2];90;[.$C20];[.G$3])" office:value-type="float" office:value="4.068333" calcext:value-type="float">
            <text:p>4,068333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,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,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,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1];&quot;ddd&quot;)" office:value-type="string" office:string-value="Mon" calcext:value-type="string">
            <text:p>Mon</text:p>
          </table:table-cell>
          <table:table-cell table:style-name="ce109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,512501</text:p>
          </table:table-cell>
          <table:table-cell/>
          <table:table-cell table:formula="of:=COM.FINANCIALS.GETINFO.PYTHON.FINANCIALSIMPL.GETHISTORIC([.G$2];90;[.$C21];[.G$3])" office:value-type="float" office:value="4.994167" calcext:value-type="float">
            <text:p>4,994167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,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,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,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2];&quot;ddd&quot;)" office:value-type="string" office:string-value="Thu" calcext:value-type="string">
            <text:p>Thu</text:p>
          </table:table-cell>
          <table:table-cell table:style-name="ce109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,682501</text:p>
          </table:table-cell>
          <table:table-cell/>
          <table:table-cell table:formula="of:=COM.FINANCIALS.GETINFO.PYTHON.FINANCIALSIMPL.GETHISTORIC([.G$2];90;[.$C22];[.G$3])" office:value-type="float" office:value="5.086667" calcext:value-type="float">
            <text:p>5,08666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,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,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,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3];&quot;ddd&quot;)" office:value-type="string" office:string-value="Tue" calcext:value-type="string">
            <text:p>Tue</text:p>
          </table:table-cell>
          <table:table-cell table:style-name="ce109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,25</text:p>
          </table:table-cell>
          <table:table-cell/>
          <table:table-cell table:formula="of:=COM.FINANCIALS.GETINFO.PYTHON.FINANCIALSIMPL.GETHISTORIC([.G$2];90;[.$C23];[.G$3])" office:value-type="float" office:value="5.315417" calcext:value-type="float">
            <text:p>5,315417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,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,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,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4];&quot;ddd&quot;)" office:value-type="string" office:string-value="Tue" calcext:value-type="string">
            <text:p>Tue</text:p>
          </table:table-cell>
          <table:table-cell table:style-name="ce109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,872499</text:p>
          </table:table-cell>
          <table:table-cell/>
          <table:table-cell table:formula="of:=COM.FINANCIALS.GETINFO.PYTHON.FINANCIALSIMPL.GETHISTORIC([.G$2];90;[.$C24];[.G$3])" office:value-type="float" office:value="5.005833" calcext:value-type="float">
            <text:p>5,005833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,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,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,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5];&quot;ddd&quot;)" office:value-type="string" office:string-value="Thu" calcext:value-type="string">
            <text:p>Thu</text:p>
          </table:table-cell>
          <table:table-cell table:style-name="ce109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,372499</text:p>
          </table:table-cell>
          <table:table-cell/>
          <table:table-cell table:formula="of:=COM.FINANCIALS.GETINFO.PYTHON.FINANCIALSIMPL.GETHISTORIC([.G$2];90;[.$C25];[.G$3])" office:value-type="float" office:value="4.883333" calcext:value-type="float">
            <text:p>4,883333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,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,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6];&quot;ddd&quot;)" office:value-type="string" office:string-value="Tue" calcext:value-type="string">
            <text:p>Tue</text:p>
          </table:table-cell>
          <table:table-cell table:style-name="ce109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,0375</text:p>
          </table:table-cell>
          <table:table-cell/>
          <table:table-cell table:formula="of:=COM.FINANCIALS.GETINFO.PYTHON.FINANCIALSIMPL.GETHISTORIC([.G$2];90;[.$C26];[.G$3])" office:value-type="float" office:value="5.429583" calcext:value-type="float">
            <text:p>5,429583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,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,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,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7];&quot;ddd&quot;)" office:value-type="string" office:string-value="Wed" calcext:value-type="string">
            <text:p>Wed</text:p>
          </table:table-cell>
          <table:table-cell table:style-name="ce109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,1875</text:p>
          </table:table-cell>
          <table:table-cell/>
          <table:table-cell table:formula="of:=COM.FINANCIALS.GETINFO.PYTHON.FINANCIALSIMPL.GETHISTORIC([.G$2];90;[.$C27];[.G$3])" office:value-type="float" office:value="6.253333" calcext:value-type="float">
            <text:p>6,25333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,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,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8];&quot;ddd&quot;)" office:value-type="string" office:string-value="Wed" calcext:value-type="string">
            <text:p>Wed</text:p>
          </table:table-cell>
          <table:table-cell table:style-name="ce109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,947498</text:p>
          </table:table-cell>
          <table:table-cell/>
          <table:table-cell table:formula="of:=COM.FINANCIALS.GETINFO.PYTHON.FINANCIALSIMPL.GETHISTORIC([.G$2];90;[.$C28];[.G$3])" office:value-type="float" office:value="7.183333" calcext:value-type="float">
            <text:p>7,18333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,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,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,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9];&quot;ddd&quot;)" office:value-type="string" office:string-value="Mon" calcext:value-type="string">
            <text:p>Mon</text:p>
          </table:table-cell>
          <table:table-cell table:style-name="ce109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,924999</text:p>
          </table:table-cell>
          <table:table-cell/>
          <table:table-cell table:formula="of:=COM.FINANCIALS.GETINFO.PYTHON.FINANCIALSIMPL.GETHISTORIC([.G$2];90;[.$C29];[.G$3])" office:value-type="float" office:value="7.335" calcext:value-type="float">
            <text:p>7,335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,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,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,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0];&quot;ddd&quot;)" office:value-type="string" office:string-value="Tue" calcext:value-type="string">
            <text:p>Tue</text:p>
          </table:table-cell>
          <table:table-cell table:style-name="ce109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,877499</text:p>
          </table:table-cell>
          <table:table-cell/>
          <table:table-cell table:formula="of:=COM.FINANCIALS.GETINFO.PYTHON.FINANCIALSIMPL.GETHISTORIC([.G$2];90;[.$C30];[.G$3])" office:value-type="float" office:value="8.1925" calcext:value-type="float">
            <text:p>8,1925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,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,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,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1];&quot;ddd&quot;)" office:value-type="string" office:string-value="Thu" calcext:value-type="string">
            <text:p>Thu</text:p>
          </table:table-cell>
          <table:table-cell table:style-name="ce109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,294998</text:p>
          </table:table-cell>
          <table:table-cell/>
          <table:table-cell table:formula="of:=COM.FINANCIALS.GETINFO.PYTHON.FINANCIALSIMPL.GETHISTORIC([.G$2];90;[.$C31];[.G$3])" office:value-type="float" office:value="8.958333" calcext:value-type="float">
            <text:p>8,958333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,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,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,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2];&quot;ddd&quot;)" office:value-type="string" office:string-value="Mon" calcext:value-type="string">
            <text:p>Mon</text:p>
          </table:table-cell>
          <table:table-cell table:style-name="ce109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,875</text:p>
          </table:table-cell>
          <table:table-cell/>
          <table:table-cell table:formula="of:=COM.FINANCIALS.GETINFO.PYTHON.FINANCIALSIMPL.GETHISTORIC([.G$2];90;[.$C32];[.G$3])" office:value-type="float" office:value="7.916667" calcext:value-type="float">
            <text:p>7,916667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,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,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,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3];&quot;ddd&quot;)" office:value-type="string" office:string-value="Tue" calcext:value-type="string">
            <text:p>Tue</text:p>
          </table:table-cell>
          <table:table-cell table:style-name="ce109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,512501</text:p>
          </table:table-cell>
          <table:table-cell/>
          <table:table-cell table:formula="of:=COM.FINANCIALS.GETINFO.PYTHON.FINANCIALSIMPL.GETHISTORIC([.G$2];90;[.$C33];[.G$3])" office:value-type="float" office:value="9.220833" calcext:value-type="float">
            <text:p>9,220833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,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,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,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4];&quot;ddd&quot;)" office:value-type="string" office:string-value="Fri" calcext:value-type="string">
            <text:p>Fri</text:p>
          </table:table-cell>
          <table:table-cell table:style-name="ce109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,012501</text:p>
          </table:table-cell>
          <table:table-cell/>
          <table:table-cell table:formula="of:=COM.FINANCIALS.GETINFO.PYTHON.FINANCIALSIMPL.GETHISTORIC([.G$2];90;[.$C34];[.G$3])" office:value-type="float" office:value="9.615833" calcext:value-type="float">
            <text:p>9,61583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,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,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,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5];&quot;ddd&quot;)" office:value-type="string" office:string-value="Mon" calcext:value-type="string">
            <text:p>Mon</text:p>
          </table:table-cell>
          <table:table-cell table:style-name="ce109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,452499</text:p>
          </table:table-cell>
          <table:table-cell/>
          <table:table-cell table:formula="of:=COM.FINANCIALS.GETINFO.PYTHON.FINANCIALSIMPL.GETHISTORIC([.G$2];90;[.$C35];[.G$3])" office:value-type="float" office:value="9.5475" calcext:value-type="float">
            <text:p>9,5475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,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,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,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6];&quot;ddd&quot;)" office:value-type="string" office:string-value="Wed" calcext:value-type="string">
            <text:p>Wed</text:p>
          </table:table-cell>
          <table:table-cell table:style-name="ce109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,7225</text:p>
          </table:table-cell>
          <table:table-cell/>
          <table:table-cell table:formula="of:=COM.FINANCIALS.GETINFO.PYTHON.FINANCIALSIMPL.GETHISTORIC([.G$2];90;[.$C36];[.G$3])" office:value-type="float" office:value="10.815" calcext:value-type="float">
            <text:p>10,815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,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,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,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7];&quot;ddd&quot;)" office:value-type="string" office:string-value="Fri" calcext:value-type="string">
            <text:p>Fri</text:p>
          </table:table-cell>
          <table:table-cell table:style-name="ce109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,762501</text:p>
          </table:table-cell>
          <table:table-cell/>
          <table:table-cell table:formula="of:=COM.FINANCIALS.GETINFO.PYTHON.FINANCIALSIMPL.GETHISTORIC([.G$2];90;[.$C37];[.G$3])" office:value-type="float" office:value="11.2725" calcext:value-type="float">
            <text:p>11,2725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,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,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table:formula="of:=  TEXT([.C39];&quot;ddd&quot;)" office:value-type="string" office:string-value="Tue" calcext:value-type="string">
            <text:p>Tue</text:p>
          </table:table-cell>
          <table:table-cell table:style-name="ce109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,699997</text:p>
          </table:table-cell>
          <table:table-cell/>
          <table:table-cell table:formula="of:=COM.FINANCIALS.GETINFO.PYTHON.FINANCIALSIMPL.GETHISTORIC([.G$2];90;[.$C39];[.G$3])" office:value-type="float" office:value="82.239998" calcext:value-type="float">
            <text:p>82,239998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,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,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,610352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0];&quot;ddd&quot;)" office:value-type="string" office:string-value="Tue" calcext:value-type="string">
            <text:p>Tue</text:p>
          </table:table-cell>
          <table:table-cell table:style-name="ce109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,610001</text:p>
          </table:table-cell>
          <table:table-cell/>
          <table:table-cell table:formula="of:=COM.FINANCIALS.GETINFO.PYTHON.FINANCIALSIMPL.GETHISTORIC([.G$2];90;[.$C40];[.G$3])" office:value-type="float" office:value="63.009998" calcext:value-type="float">
            <text:p>63,00999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,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,389648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1];&quot;ddd&quot;)" office:value-type="string" office:string-value="Tue" calcext:value-type="string">
            <text:p>Tue</text:p>
          </table:table-cell>
          <table:table-cell table:style-name="ce109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,199997</text:p>
          </table:table-cell>
          <table:table-cell/>
          <table:table-cell table:formula="of:=COM.FINANCIALS.GETINFO.PYTHON.FINANCIALSIMPL.GETHISTORIC([.G$2];90;[.$C41];[.G$3])" office:value-type="float" office:value="50.040001" calcext:value-type="float">
            <text:p>50,040001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,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,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,84960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2];&quot;ddd&quot;)" office:value-type="string" office:string-value="Fri" calcext:value-type="string">
            <text:p>Fri</text:p>
          </table:table-cell>
          <table:table-cell table:style-name="ce109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,309998</text:p>
          </table:table-cell>
          <table:table-cell/>
          <table:table-cell table:formula="of:=COM.FINANCIALS.GETINFO.PYTHON.FINANCIALSIMPL.GETHISTORIC([.G$2];90;[.$C42];[.G$3])" office:value-type="float" office:value="57.93" calcext:value-type="float">
            <text:p>57,93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,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,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,48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3];&quot;ddd&quot;)" office:value-type="string" office:string-value="Tue" calcext:value-type="string">
            <text:p>Tue</text:p>
          </table:table-cell>
          <table:table-cell table:style-name="ce109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,479996</text:p>
          </table:table-cell>
          <table:table-cell/>
          <table:table-cell table:formula="of:=COM.FINANCIALS.GETINFO.PYTHON.FINANCIALSIMPL.GETHISTORIC([.G$2];90;[.$C43];[.G$3])" office:value-type="float" office:value="38.34" calcext:value-type="float">
            <text:p>38,3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,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,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,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4];&quot;ddd&quot;)" office:value-type="string" office:string-value="Wed" calcext:value-type="string">
            <text:p>Wed</text:p>
          </table:table-cell>
          <table:table-cell table:style-name="ce109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,710007</text:p>
          </table:table-cell>
          <table:table-cell/>
          <table:table-cell table:formula="of:=COM.FINANCIALS.GETINFO.PYTHON.FINANCIALSIMPL.GETHISTORIC([.G$2];90;[.$C44];[.G$3])" office:value-type="float" office:value="32.279999" calcext:value-type="float">
            <text:p>32,279999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,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,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,469727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5];&quot;ddd&quot;)" office:value-type="string" office:string-value="Fri" calcext:value-type="string">
            <text:p>Fri</text:p>
          </table:table-cell>
          <table:table-cell table:style-name="ce109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,929993</text:p>
          </table:table-cell>
          <table:table-cell/>
          <table:table-cell table:formula="of:=COM.FINANCIALS.GETINFO.PYTHON.FINANCIALSIMPL.GETHISTORIC([.G$2];90;[.$C45];[.G$3])" office:value-type="float" office:value="24.389999" calcext:value-type="float">
            <text:p>24,389999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,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,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,03027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6];&quot;ddd&quot;)" office:value-type="string" office:string-value="Mon" calcext:value-type="string">
            <text:p>Mon</text:p>
          </table:table-cell>
          <table:table-cell table:style-name="ce109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,509995</text:p>
          </table:table-cell>
          <table:table-cell/>
          <table:table-cell table:formula="of:=COM.FINANCIALS.GETINFO.PYTHON.FINANCIALSIMPL.GETHISTORIC([.G$2];90;[.$C46];[.G$3])" office:value-type="float" office:value="33.310001" calcext:value-type="float">
            <text:p>33,310001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,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,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,629883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7];&quot;ddd&quot;)" office:value-type="string" office:string-value="Thu" calcext:value-type="string">
            <text:p>Thu</text:p>
          </table:table-cell>
          <table:table-cell table:style-name="ce109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,960007</text:p>
          </table:table-cell>
          <table:table-cell/>
          <table:table-cell table:formula="of:=COM.FINANCIALS.GETINFO.PYTHON.FINANCIALSIMPL.GETHISTORIC([.G$2];90;[.$C47];[.G$3])" office:value-type="float" office:value="27.84" calcext:value-type="float">
            <text:p>27,8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,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,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,230469</text:p>
          </table:table-cell>
          <table:table-cell table:number-columns-repeated="51"/>
        </table:table-row>
        <table:table-row table:style-name="ro1">
          <table:table-cell/>
          <table:table-cell table:style-name="ce102" table:formula="of:=  TEXT([.C48];&quot;ddd&quot;)" office:value-type="string" office:string-value="Mon" calcext:value-type="string">
            <text:p>Mon</text:p>
          </table:table-cell>
          <table:table-cell table:style-name="ce109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,449997</text:p>
          </table:table-cell>
          <table:table-cell/>
          <table:table-cell table:formula="of:=COM.FINANCIALS.GETINFO.PYTHON.FINANCIALSIMPL.GETHISTORIC([.G$2];90;[.$C48];[.G$3])" office:value-type="float" office:value="20.66" calcext:value-type="float">
            <text:p>20,6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,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,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,480469</text:p>
          </table:table-cell>
          <table:table-cell table:number-columns-repeated="51"/>
        </table:table-row>
        <table:table-row table:style-name="ro1">
          <table:table-cell/>
          <table:table-cell table:style-name="ce102"/>
          <table:table-cell table:style-name="ce109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09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600001afa030{, supportedInterfaces={com.sun.star.uno.XComponentContext,com.sun.star.container.XNameContainer,com.sun.star.lang.XTypeProvider,com.sun.star.uno.XWeak,com.sun.star.lang.XComponent}}&#10;id(self)=16750779504&#10;version=3.1.0&#10;file=/Users/sebastian.grewe/Library/Application Support/LibreOffice/4/user/uno_packages/cache/uno_packages/lu98481fajxcq.tmp_/Financials-Extension.oxt/financials.py&#10;cwd=/&#10;home=/Users/sebastian.grewe&#10;uname=Darwin nb-sgrewe3.local 22.1.0 Darwin Kernel Version 22.1.0: Sun Oct  9 20:15:09 PDT 2022; root:xnu-8792.41.9~2/RELEASE_ARM64_T6000 arm64 arm&#10;pid=98481&#10;sys.executable=/Applications/LibreOffice.app/Contents/MacOS/soffice&#10;sys.version=3.8.15 (default, Nov 16 2022, 20:38:27)  [Clang 14.0.0 (clang-1400.0.29.202)]&#10;sys.path=['/Users/sebastian.grewe/Library/Application Support/LibreOffice/4/user/uno_packages/cache/uno_packages/lu98481fajxcq.tmp_/Financials-Extension.oxt', '/Applications/LibreOffice.app/Contents/Frameworks/LibreOfficePython.framework/Versions/Current/lib/python3.8', '/Applications/LibreOffice.app/Contents/Frameworks/LibreOfficePython.framework/Versions/Current/lib/python3.8/lib-dynload', '/Applications/LibreOffice.app/Contents/Frameworks/LibreOfficePython.framework/Versions/Current/lib/python3.8/lib-tk', '/Applications/LibreOffice.app/Contents/Frameworks/LibreOfficePython.framework/Versions/Current/lib/python3.8/site-packages', '/Applications/LibreOffice.app/Contents/Resources', '/Applications/LibreOffice.app/Contents/Frameworks/LibreOfficePython.framework/lib/python38.zip', '/Applications/LibreOffice.app/Contents/Frameworks/LibreOfficePython.framework/lib/python3.8', '/Applications/LibreOffice.app/Contents/Frameworks/LibreOfficePython.framework/lib/python3.8/lib-dynload', '/Applications/LibreOffice.app/Contents/Resources/extensions/dict-en/pythonpath']&#10;locale=(None, None)&#10;defaultlocale=('en_US', 'UTF-8')&#10;dateutil=2.8.1&#10;pytz=2021.1&#10;pyparsing=2.4.7&#10;six=1.15.0" calcext:value-type="string">
            <text:p>ctx=pyuno object (com.sun.star.uno.XComponentContext)0x600001afa030{, supportedInterfaces={com.sun.star.uno.XComponentContext,com.sun.star.container.XNameContainer,com.sun.star.lang.XTypeProvider,com.sun.star.uno.XWeak,com.sun.star.lang.XComponent}}</text:p>
            <text:p>id(self)=16750779504</text:p>
            <text:p>version=3.1.0</text:p>
            <text:p>file=/Users/sebastian.grewe/Library/Application Support/LibreOffice/4/user/uno_packages/cache/uno_packages/lu98481fajxcq.tmp_/Financials-Extension.oxt/financials.py</text:p>
            <text:p>cwd=/</text:p>
            <text:p>home=/Users/sebastian.grewe</text:p>
            <text:p>uname=Darwin nb-sgrewe3.local 22.1.0 Darwin Kernel Version 22.1.0: Sun Oct  9 20:15:09 PDT 2022; root:xnu-8792.41.9~2/RELEASE_ARM64_T6000 arm64 arm</text:p>
            <text:p>pid=98481</text:p>
            <text:p>sys.executable=/Applications/LibreOffice.app/Contents/MacOS/soffice</text:p>
            <text:p>sys.version=3.8.15 (default, Nov 16 2022, 20:38:27)  [Clang 14.0.0 (clang-1400.0.29.202)]</text:p>
            <text:p>sys.path=['/Users/sebastian.grewe/Library/Application Support/LibreOffice/4/user/uno_packages/cache/uno_packages/lu98481fajxcq.tmp_/Financials-Extension.oxt', '/Applications/LibreOffice.app/Contents/Frameworks/LibreOfficePython.framework/Versions/Current/lib/python3.8', '/Applications/LibreOffice.app/Contents/Frameworks/LibreOfficePython.framework/Versions/Current/lib/python3.8/lib-dynload', '/Applications/LibreOffice.app/Contents/Frameworks/LibreOfficePython.framework/Versions/Current/lib/python3.8/lib-tk', '/Applications/LibreOffice.app/Contents/Frameworks/LibreOfficePython.framework/Versions/Current/lib/python3.8/site-packages', '/Applications/LibreOffice.app/Contents/Resources', '/Applications/LibreOffice.app/Contents/Frameworks/LibreOfficePython.framework/lib/python38.zip', '/Applications/LibreOffice.app/Contents/Frameworks/LibreOfficePython.framework/lib/python3.8', '/Applications/LibreOffice.app/Contents/Frameworks/LibreOfficePython.framework/lib/python3.8/lib-dynload', '/Applications/LibreOffice.app/Contents/Resources/extensions/dict-en/pythonpath']</text:p>
            <text:p>locale=(None, None)</text:p>
            <text:p>defaultlocale=('en_US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4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percentage-style style:name="N114">
      <number:number number:decimal-places="2" number:min-decimal-places="2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6:28:58.572316399</meta:creation-date>
    <meta:editing-duration>P10DT7H38M19S</meta:editing-duration>
    <meta:editing-cycles>53</meta:editing-cycles>
    <meta:generator>LibreOffice/7.4.3.2$MacOSX_AARCH64 LibreOffice_project/1048a8393ae2eeec98dff31b5c133c5f1d08b890</meta:generator>
    <dc:date>2022-12-12T09:31:07.929416210</dc:date>
    <meta:document-statistic meta:table-count="4" meta:cell-count="1110" meta:object-count="0"/>
  </office:meta>
</office:document-meta>
</file>